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paragraph-properties fo:text-align="center"/>
      <style:text-properties fo:font-weight="bold" style:font-weight-asian="bold" style:font-weight-complex="bold"/>
    </style:style>
    <style:style style:name="P11" style:parent-style-name="Standard" style:list-style-name="LFO2" style:family="paragraph"/>
    <style:style style:name="T12" style:parent-style-name="DefaultParagraphFont" style:family="text">
      <style:text-properties fo:font-weight="bold" style:font-weight-asian="bold" style:font-weight-complex="bold"/>
    </style:style>
    <style:style style:name="P13" style:parent-style-name="Standard" style:list-style-name="LFO2" style:family="paragraph"/>
    <style:style style:name="T14" style:parent-style-name="DefaultParagraphFont" style:family="text">
      <style:text-properties fo:font-weight="bold" style:font-weight-asian="bold" style:font-weight-complex="bold"/>
    </style:style>
    <style:style style:name="P15" style:parent-style-name="Standard" style:list-style-name="LFO2" style:family="paragraph"/>
    <style:style style:name="T16" style:parent-style-name="DefaultParagraphFont" style:family="text">
      <style:text-properties fo:font-weight="bold" style:font-weight-asian="bold" style:font-weight-complex="bold"/>
    </style:style>
    <style:style style:name="P17" style:parent-style-name="Standard" style:list-style-name="LFO2" style:family="paragraph"/>
    <style:style style:name="T18" style:parent-style-name="DefaultParagraphFont" style:family="text">
      <style:text-properties fo:font-weight="bold" style:font-weight-asian="bold" style:font-weight-complex="bold"/>
    </style:style>
    <style:style style:name="P19" style:parent-style-name="Standard" style:list-style-name="LFO2" style:family="paragraph"/>
    <style:style style:name="T20" style:parent-style-name="DefaultParagraphFont" style:family="text">
      <style:text-properties fo:font-weight="bold" style:font-weight-asian="bold" style:font-weight-complex="bold"/>
    </style:style>
    <style:style style:name="P21" style:parent-style-name="Standard" style:list-style-name="LFO2" style:family="paragraph"/>
    <style:style style:name="T22" style:parent-style-name="DefaultParagraphFont" style:family="text">
      <style:text-properties fo:font-weight="bold" style:font-weight-asian="bold" style:font-weight-complex="bold"/>
    </style:style>
    <style:style style:name="P23" style:parent-style-name="Standard" style:list-style-name="LFO2" style:family="paragraph"/>
    <style:style style:name="T24" style:parent-style-name="DefaultParagraphFont" style:family="text">
      <style:text-properties fo:font-weight="bold" style:font-weight-asian="bold" style:font-weight-complex="bold"/>
    </style:style>
    <style:style style:name="P25" style:parent-style-name="Standard" style:family="paragraph">
      <style:paragraph-properties fo:text-align="center"/>
      <style:text-properties fo:font-weight="bold" style:font-weight-asian="bold" style:font-weight-complex="bold"/>
    </style:style>
    <style:style style:name="P26" style:parent-style-name="Standard" style:list-style-name="LFO3" style:family="paragraph"/>
    <style:style style:name="P27" style:parent-style-name="Standard" style:list-style-name="LFO3" style:family="paragraph"/>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Standard" style:list-style-name="LFO3" style:family="paragraph"/>
    <style:style style:name="P31" style:parent-style-name="Standard" style:family="paragraph">
      <style:paragraph-properties fo:text-align="center"/>
    </style:style>
    <style:style style:name="T32" style:parent-style-name="DefaultParagraphFont" style:family="text">
      <style:text-properties fo:font-weight="bold" style:font-weight-asian="bold" style:font-weight-complex="bold"/>
    </style:style>
    <style:style style:name="P33" style:parent-style-name="Standard" style:list-style-name="LFO4" style:family="paragraph"/>
    <style:style style:name="P34" style:parent-style-name="Standard" style:list-style-name="LFO4" style:family="paragraph"/>
    <style:style style:name="P35" style:parent-style-name="Standard" style:list-style-name="LFO4" style:family="paragraph"/>
    <style:style style:name="P36" style:parent-style-name="Standard" style:list-style-name="LFO4" style:family="paragraph"/>
    <style:style style:name="P37" style:parent-style-name="Standard" style:list-style-name="LFO4" style:family="paragraph"/>
    <style:style style:name="P38" style:parent-style-name="Standard" style:list-style-name="LFO4" style:family="paragraph"/>
    <style:style style:name="P39" style:parent-style-name="Standard" style:list-style-name="LFO4" style:family="paragraph"/>
    <style:style style:name="P40" style:parent-style-name="Standard" style:list-style-name="LFO4" style:family="paragraph"/>
    <style:style style:name="P41" style:parent-style-name="Standard" style:list-style-name="LFO4" style:family="paragraph"/>
    <style:style style:name="P42" style:parent-style-name="Standard" style:list-style-name="LFO4" style:family="paragraph"/>
    <style:style style:name="P43" style:parent-style-name="Standard" style:list-style-name="LFO4" style:family="paragraph"/>
    <style:style style:name="P44" style:parent-style-name="Standard" style:family="paragraph">
      <style:paragraph-properties fo:text-align="center"/>
    </style:style>
    <style:style style:name="T45" style:parent-style-name="DefaultParagraphFont" style:family="text">
      <style:text-properties fo:font-weight="bold" style:font-weight-asian="bold" style:font-weight-complex="bold" fo:font-size="14pt" style:font-size-asian="14pt" style:font-size-complex="14pt"/>
    </style:style>
    <style:style style:name="P46" style:parent-style-name="Standard" style:family="paragraph">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olumn52" style:family="table-column">
      <style:table-column-properties style:column-width="1.6736in" style:use-optimal-column-width="false"/>
    </style:style>
    <style:style style:name="TableColumn53" style:family="table-column">
      <style:table-column-properties style:column-width="1.6736in" style:use-optimal-column-width="false"/>
    </style:style>
    <style:style style:name="TableColumn54" style:family="table-column">
      <style:table-column-properties style:column-width="1.6729in" style:use-optimal-column-width="false"/>
    </style:style>
    <style:style style:name="TableColumn55" style:family="table-column">
      <style:table-column-properties style:column-width="1.6729in" style:use-optimal-column-width="false"/>
    </style:style>
    <style:style style:name="Table51" style:family="table">
      <style:table-properties style:width="6.693in" fo:margin-left="0.0312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0.0034in solid #000000"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TableCell73" style:family="table-cell">
      <style:table-cell-properties fo:border-top="none" fo:border-left="0.0034in solid #000000" fo:border-bottom="0.0034in solid #000000" fo:border-right="none"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fo:padding-top="0.0381in" fo:padding-left="0.0381in" fo:padding-bottom="0.0381in" fo:padding-right="0.0381in"/>
    </style:style>
  </office:automatic-styles>
  <office:body>
    <office:text text:use-soft-page-breaks="true">
      <text:p text:style-name="P1">Tolls</text:p>
      <text:p text:style-name="Standard">Tolls is a virtual tabletop game using classic elements of property ownership style games and current traffic conditions taken from open source data tables. This ensures the game<text:s/>gets dull slower and has different game-play each time. Players take in existing knowledge about Sydney road conditions and gamble with traffic conditions at the time. If traffic is high on a player owned road, that road earns more toll money!99</text:p>
      <text:p text:style-name="Standard"><?opendocument cursor-position?></text:p>
      <text:p text:style-name="Standard"/>
      <text:p text:style-name="Standard">Tolls classic elements and fresh ideas to create a satisfying and challenging game aimed at anyone who uses roads.</text:p>
      <text:p text:style-name="Standard"/>
      <text:p text:style-name="P3">Deliverables</text:p>
      <text:list text:style-name="LFO1" text:continue-numbering="true">
        <text:list-item>
          <text:p text:style-name="P4">The Tolls-Demo will utilise a C++ built Distributed System which will allow clients to play on their remote machine with one user hosting<text:s/>the server. This will at this stage be completed through the use of socket programming. <text:s/>This will only be possible over local network currently. This will be implemented using TCP model as packet loss would result in game crashes.</text:p>
        </text:list-item>
      </text:list>
      <text:p text:style-name="Standard"/>
      <text:list text:style-name="LFO1" text:continue-numbering="true">
        <text:list-item>
          <text:p text:style-name="P5">It will include all elements of the game which will be all be run server side, with only commands being taken client side and output will be written directly to the client.</text:p>
        </text:list-item>
      </text:list>
      <text:p text:style-name="Standard"/>
      <text:list text:style-name="LFO1" text:continue-numbering="true">
        <text:list-item>
          <text:p text:style-name="P6">Small GUI, will display a list of options players can take in their turns. Will also display a small screen of the board, including routes (desirable), number of properties, whether they are owned. It will not show, property names, property values, or traffic conditions. This will be done using a linked List utilising a struct, the struct will contain: Boolean owned, Integer playerID, Integer ownedBy, String pName, char grade.</text:p>
        </text:list-item>
      </text:list>
      <text:p text:style-name="Standard"/>
      <text:list text:style-name="LFO1" text:continue-numbering="true">
        <text:list-item>
          <text:p text:style-name="P7">Cost incurred by the player entering another player owned road is based on current traffic conditions. This is taken through the live traffic API.</text:p>
        </text:list-item>
      </text:list>
      <text:p text:style-name="Standard"/>
      <text:list text:style-name="LFO1" text:continue-numbering="true">
        <text:list-item>
          <text:p text:style-name="P8">The players will be able to spend money to plan upgrades on their roads, which will for a short time lessen traffic on their roads but after that will add a multiplier on the real time traffic for the road. This will be done through a countdown integer based on what road upgrade they are doing. Once completed the char variable is changed to indicate what type of road upgrade is currently on it.</text:p>
        </text:list-item>
      </text:list>
      <text:p text:style-name="Standard"/>
      <text:list text:style-name="LFO1" text:continue-numbering="true">
        <text:list-item>
          <text:p text:style-name="P9">The host will be able to see how many players are connected before starting the game. This would be done by changing an integer once a player successfully ping's the server with their network information.</text:p>
        </text:list-item>
      </text:list>
      <text:p text:style-name="Standard"/>
      <text:p text:style-name="P10">The game elements will contain:</text:p>
      <text:list text:style-name="LFO2" text:continue-numbering="true">
        <text:list-item>
          <text:p text:style-name="P11"><text:span text:style-name="T12">Turn-Based board game:<text:s/></text:span>The server will ensure players take turns, in their pre-decided turn order. This will be done with a linked list, flowing through the list of<text:s/>players, once players lose they are removed from the list, however player order is still stored in a linked-list for future use.</text:p>
        </text:list-item>
        <text:list-item>
          <text:p text:style-name="P13"><text:span text:style-name="T14">Random Chance cards:<text:s/></text:span>two positions on the board will be chance cards, cards which will do certain things, including but not limited to changing board position, or taxing players based on their ownerships. These cards will be utilised as a stack data structure.</text:p>
        </text:list-item>
        <text:list-item>
          <text:p text:style-name="P15"><text:span text:style-name="T16">Player Trading:</text:span><text:s/>On their turn the players can initiate trades with other players, trading includes properties and cash. This will be done through the server, with the server creating a thread for the trading to take place in, which will allow the player whos turn it is to build a<text:s/><text:soft-page-break/>trade offer which the server will then present to the other player. The player can then accept or<text:s/>decline, not modify until their turn.</text:p>
        </text:list-item>
        <text:list-item>
          <text:p text:style-name="P17"><text:span text:style-name="T18">Conceding:</text:span><text:s/>Allows players to concede defeat. Simply add an option on the players turn to concede, will remove them from the linked list.</text:p>
        </text:list-item>
        <text:list-item>
          <text:p text:style-name="P19"><text:span text:style-name="T20">Victory:</text:span><text:s/>A player wins once all other players are defeated or have conceded. Done by testing the number of players in the linked-list every time a player loses or concedes.</text:p>
        </text:list-item>
        <text:list-item>
          <text:p text:style-name="P21"><text:span text:style-name="T22">Currency:</text:span><text:s/>AUD is the chosen currency of this great country. The players start out with x amount of currency and earn cash through chance cards and other players landing on their property. This will be done through a linked-list, with the position in the list being the players ID and the integer being the players cash sum.</text:p>
        </text:list-item>
        <text:list-item>
          <text:p text:style-name="P23"><text:span text:style-name="T24">Tolls:</text:span><text:s/>There will be a Toll place on the board, which takes a slowly increasing sum for you as<text:s/>the game goes a long. This will be done with a formula taking the turn counter and running it through a TBD formula which decides how much (probably % of income) to tax you.</text:p>
        </text:list-item>
      </text:list>
      <text:p text:style-name="P25">Final Proposal:</text:p>
      <text:list text:style-name="LFO3" text:continue-numbering="true">
        <text:list-item>
          <text:p text:style-name="P26">Graphical Logo captivating the idea of the game</text:p>
        </text:list-item>
        <text:list-item>
          <text:p text:style-name="P27">A document named<text:s/><text:span text:style-name="T28">G</text:span><text:span text:style-name="T29">ameplay</text:span><text:s/>which will contain all rules for the game as well as initial designs for the final virtual boardgame.</text:p>
        </text:list-item>
        <text:list-item>
          <text:p text:style-name="P30">A 3 minute video explaining the entire project.</text:p>
        </text:list-item>
      </text:list>
      <text:p text:style-name="Standard"/>
      <text:p text:style-name="P31"><text:span text:style-name="T32">Desirables</text:span>:</text:p>
      <text:list text:style-name="LFO4" text:continue-numbering="true">
        <text:list-item>
          <text:p text:style-name="P33">Once the game restarts it uses the players positions in the last game to determine turn order</text:p>
        </text:list-item>
        <text:list-item>
          <text:p text:style-name="P34">Allows people to observe</text:p>
        </text:list-item>
        <text:list-item>
          <text:p text:style-name="P35">High Score and Achievements</text:p>
        </text:list-item>
        <text:list-item>
          <text:p text:style-name="P36">Player to Player messaging outside and inside of players turn</text:p>
        </text:list-item>
        <text:list-item>
          <text:p text:style-name="P37">Put a limit on turn time somehow, either with time or with game elements, e.g. limiting trading to once a turn.</text:p>
        </text:list-item>
        <text:list-item>
          <text:p text:style-name="P38">AI, add bots to be able to play the game.</text:p>
        </text:list-item>
        <text:list-item>
          <text:p text:style-name="P39">HAZARD RISK: If a player is on a property which the real-time data shows an emergency vehicle is on have a small chance (increasing with number of emergency vehicles.) to inconvenience the players. This is good as it adds game<text:s/>elements and uses extra data tables.</text:p>
        </text:list-item>
        <text:list-item>
          <text:p text:style-name="P40">Allow the board to have multiple routes, this will require changing the linked list to a modified tree structure.</text:p>
        </text:list-item>
        <text:list-item>
          <text:p text:style-name="P41">DETOUR: Detour stops link up to each other, when you land on one you randomly get placed at another detour stop, this may put you closer to the Servo or further away. This will be a randomly generated integer between 1-3 assuming there are 4 detours on the board. The detours will have integer Id's which will be between 1 and 4. So the formula for deciding where the player ends up would be (rand + id) % 4. This will have a chance of ending up at the same place.</text:p>
        </text:list-item>
        <text:list-item>
          <text:p text:style-name="P42">Allow DETOURS to be randomly switched amongst the board every rotation of player turns. Make sure the detours are not placed on top of players. This would be deleting the detours from the linked-list/tree and then randomly traversing and placing 4 detours.</text:p>
        </text:list-item>
        <text:list-item>
          <text:p text:style-name="P43">Control how many players can connect</text:p>
        </text:list-item>
      </text:list>
      <text:p text:style-name="Standard"/>
      <text:p text:style-name="Standard"/>
      <text:p text:style-name="Standard"/>
      <text:p text:style-name="Standard"/>
      <text:p text:style-name="Standard"/>
      <text:p text:style-name="P44"><text:span text:style-name="T45">Scope</text:span></text:p>
      <text:p text:style-name="P46">Tolls Virtual Demo:</text:p>
      <text:p text:style-name="Standard">Tolls-Demo will contain all elements of the main game Tolls as outlined in<text:s/><text:span text:style-name="T47">Gameplay</text:span>. The tolls<text:s/><text:soft-page-break/>Demo will be a local-network multiplayer virtual boardgame. Having a client-side program which all players must play as well as a server program which one player must host. This will allow all players to connect and display amount of players connected before initiating the game.</text:p>
      <text:p text:style-name="Standard"/>
      <text:p text:style-name="P48">Tolls Final Proposal:</text:p>
      <text:p text:style-name="Standard">We will have a<text:s/><text:span text:style-name="T49">Gameplay</text:span><text:s/>document which will explain all gameplay elements and contain in depth explanations of all gameplay elements, as well as having a quick start guide explaining a game round in detail so players can jump right in.</text:p>
      <text:p text:style-name="Standard">We will also have a 3 minute demo which will explain the entire idea of Tolls, including the final proposal as well as the working virtual demo.</text:p>
      <text:p text:style-name="Standard"/>
      <text:p text:style-name="P50">Milestones:</text:p>
      <table:table table:style-name="Table51">
        <table:table-columns>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P58">Milestone:</text:p>
          </table:table-cell>
          <table:table-cell table:style-name="TableCell59">
            <text:p text:style-name="P60">Main Contributor</text:p>
          </table:table-cell>
          <table:table-cell table:style-name="TableCell61">
            <text:p text:style-name="P62">Time/Date Expected</text:p>
          </table:table-cell>
          <table:table-cell table:style-name="TableCell63">
            <text:p text:style-name="P64">Completed</text:p>
          </table:table-cell>
        </table:table-row>
        <table:table-row table:style-name="TableRow65">
          <table:table-cell table:style-name="TableCell66">
            <text:p text:style-name="TableContents">TCP Client-Server prototype</text:p>
          </table:table-cell>
          <table:table-cell table:style-name="TableCell67">
            <text:p text:style-name="TableContents">Benjamin Hili</text:p>
          </table:table-cell>
          <table:table-cell table:style-name="TableCell68">
            <text:p text:style-name="TableContents">22:00 29/07</text:p>
          </table:table-cell>
          <table:table-cell table:style-name="TableCell69">
            <text:p text:style-name="TableContents"/>
          </table:table-cell>
        </table:table-row>
        <table:table-row table:style-name="TableRow70">
          <table:table-cell table:style-name="TableCell71">
            <text:p text:style-name="TableContents">Initial Gameplay design</text:p>
          </table:table-cell>
          <table:table-cell table:style-name="TableCell72">
            <text:p text:style-name="TableContents">Jacob Hili</text:p>
          </table:table-cell>
          <table:table-cell table:style-name="TableCell73">
            <text:p text:style-name="TableContents">20:00 29/07</text:p>
          </table:table-cell>
          <table:table-cell table:style-name="TableCell74">
            <text:p text:style-name="TableContents"/>
          </table:table-cell>
        </table:table-row>
        <table:table-row table:style-name="TableRow75">
          <table:table-cell table:style-name="TableCell76">
            <text:p text:style-name="TableContents">Project Plan Documentation</text:p>
          </table:table-cell>
          <table:table-cell table:style-name="TableCell77">
            <text:p text:style-name="TableContents">Anthony Drury</text:p>
          </table:table-cell>
          <table:table-cell table:style-name="TableCell78">
            <text:p text:style-name="TableContents">22:00 29/07</text:p>
          </table:table-cell>
          <table:table-cell table:style-name="TableCell79">
            <text:p text:style-name="TableContents"/>
          </table:table-cell>
        </table:table-row>
        <table:table-row table:style-name="TableRow80">
          <table:table-cell table:style-name="TableCell81">
            <text:p text:style-name="TableContents">Gameplay implementation</text:p>
          </table:table-cell>
          <table:table-cell table:style-name="TableCell82">
            <text:p text:style-name="TableContents">Anthony Drury</text:p>
          </table:table-cell>
          <table:table-cell table:style-name="TableCell83">
            <text:p text:style-name="TableContents">22:00 30/07</text:p>
          </table:table-cell>
          <table:table-cell table:style-name="TableCell84">
            <text:p text:style-name="TableContents"/>
          </table:table-cell>
        </table:table-row>
        <table:table-row table:style-name="TableRow85">
          <table:table-cell table:style-name="TableCell86">
            <text:p text:style-name="TableContents">Client-Server interaction Final</text:p>
          </table:table-cell>
          <table:table-cell table:style-name="TableCell87">
            <text:p text:style-name="TableContents">Benjamin<text:s/>Hili</text:p>
          </table:table-cell>
          <table:table-cell table:style-name="TableCell88">
            <text:p text:style-name="TableContents">17:00 30/07</text:p>
          </table:table-cell>
          <table:table-cell table:style-name="TableCell89">
            <text:p text:style-name="TableContents"/>
          </table:table-cell>
        </table:table-row>
        <table:table-row table:style-name="TableRow90">
          <table:table-cell table:style-name="TableCell91">
            <text:p text:style-name="TableContents">Logo Design</text:p>
          </table:table-cell>
          <table:table-cell table:style-name="TableCell92">
            <text:p text:style-name="TableContents">Jacob Hili</text:p>
          </table:table-cell>
          <table:table-cell table:style-name="TableCell93">
            <text:p text:style-name="TableContents">14:00 30/07</text:p>
          </table:table-cell>
          <table:table-cell table:style-name="TableCell94">
            <text:p text:style-name="TableContents"/>
          </table:table-cell>
        </table:table-row>
        <table:table-row table:style-name="TableRow95">
          <table:table-cell table:style-name="TableCell96">
            <text:p text:style-name="TableContents">API Implementation</text:p>
          </table:table-cell>
          <table:table-cell table:style-name="TableCell97">
            <text:p text:style-name="TableContents">Benjamin Hili</text:p>
          </table:table-cell>
          <table:table-cell table:style-name="TableCell98">
            <text:p text:style-name="TableContents">22:00 30/07</text:p>
          </table:table-cell>
          <table:table-cell table:style-name="TableCell99">
            <text:p text:style-name="TableContents"/>
          </table:table-cell>
        </table:table-row>
        <table:table-row table:style-name="TableRow100">
          <table:table-cell table:style-name="TableCell101">
            <text:p text:style-name="TableContents">3-Minute Video</text:p>
          </table:table-cell>
          <table:table-cell table:style-name="TableCell102">
            <text:p text:style-name="TableContents">Jacob Hili</text:p>
          </table:table-cell>
          <table:table-cell table:style-name="TableCell103">
            <text:p text:style-name="TableContents">12:00 31/07</text:p>
          </table:table-cell>
          <table:table-cell table:style-name="TableCell104">
            <text:p text:style-name="TableContents"/>
          </table:table-cell>
        </table:table-row>
        <table:table-row table:style-name="TableRow105">
          <table:table-cell table:style-name="TableCell106">
            <text:p text:style-name="TableContents">Gameplay Document Including Designs</text:p>
          </table:table-cell>
          <table:table-cell table:style-name="TableCell107">
            <text:p text:style-name="TableContents">Jacob Hili</text:p>
          </table:table-cell>
          <table:table-cell table:style-name="TableCell108">
            <text:p text:style-name="TableContents">14:00 31/07</text:p>
          </table:table-cell>
          <table:table-cell table:style-name="TableCell109">
            <text:p text:style-name="TableContents"/>
          </table:table-cell>
        </table:table-row>
        <table:table-row table:style-name="TableRow110">
          <table:table-cell table:style-name="TableCell111">
            <text:p text:style-name="TableContents">Bug Testing/ Fixing and Optimisation</text:p>
          </table:table-cell>
          <table:table-cell table:style-name="TableCell112">
            <text:p text:style-name="TableContents">Anthony Drury</text:p>
          </table:table-cell>
          <table:table-cell table:style-name="TableCell113">
            <text:p text:style-name="TableContents">14:00 31/07</text:p>
          </table:table-cell>
          <table:table-cell table:style-name="TableCell114">
            <text:p text:style-name="TableContents"/>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Drafted by Anthony Drury for sole use in govHack</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thony Drury</meta:initial-creator>
    <dc:creator>Anthony Drury</dc:creator>
    <meta:creation-date>2016-07-28T18:05:00Z</meta:creation-date>
    <dc:date>2016-07-29T12:33:00Z</dc:date>
    <meta:template xlink:href="Normal" xlink:type="simple"/>
    <meta:editing-cycles>2</meta:editing-cycles>
    <meta:editing-duration>PT9600S</meta:editing-duration>
    <meta:document-statistic meta:page-count="3" meta:paragraph-count="14" meta:word-count="1097" meta:character-count="7342" meta:row-count="52" meta:non-whitespace-character-count="6259"/>
  </office:meta>
</office:document-meta>
</file>